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18E6B0568F1A50E4E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167cm" draw:z-index="0"><draw:image xlink:href="Pictures/10000201000002E20000018E6B0568F1A50E4E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0T17:15:43.257190255</meta:creation-date>
    <dc:date>2025-03-10T17:16:08.200097653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